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table:align="left" style:writing-mode="lr-tb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11.55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margin-left="0cm" fo:margin-right="0cm" fo:line-height="115%" fo:text-align="center" style:justify-single-word="false" fo:text-indent="0cm" style:auto-text-indent="false" style:writing-mode="lr-tb"/>
    </style:style>
    <style:style style:name="P2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/>
    </style:style>
    <style:style style:name="P3" style:family="paragraph" style:parent-style-name="Standard">
      <style:text-properties style:font-name="Cambria"/>
    </style:style>
    <style:style style:name="P4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Cambria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/>
    </style:style>
    <style:style style:name="P7" style:family="paragraph" style:parent-style-name="Standard">
      <style:paragraph-properties fo:margin-top="0cm" fo:margin-bottom="0cm" loext:contextual-spacing="false"/>
      <style:text-properties style:font-name="Cambria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d'Utilisation du package recettes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text:span text:style-name="T1">Cas d’utilisation</text:span></text:p>
          </table:table-cell>
          <table:table-cell table:style-name="Tableau1.A1" office:value-type="string">
            <text:p text:style-name="P6"><text:span text:style-name="T1">Consulter une recette</text:span>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6"><text:span text:style-name="T2">identification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6">Acteurs concernés</text:p>
          </table:table-cell>
          <table:table-cell table:style-name="Tableau1.A1" office:value-type="string">
            <text:p text:style-name="P6">Employés</text:p>
          </table:table-cell>
        </table:table-row>
        <table:table-row table:style-name="Tableau1.1">
          <table:table-cell table:style-name="Tableau1.A1" office:value-type="string">
            <text:p text:style-name="P5">Description</text:p>
          </table:table-cell>
          <table:table-cell table:style-name="Tableau1.A1" office:value-type="string">
            <text:p text:style-name="P5">Permet à un employé d’afficher une recette</text:p>
          </table:table-cell>
        </table:table-row>
        <table:table-row table:style-name="Tableau1.1">
          <table:table-cell table:style-name="Tableau1.A1" office:value-type="string">
            <text:p text:style-name="P5">Date</text:p>
          </table:table-cell>
          <table:table-cell table:style-name="Tableau1.A1" office:value-type="string">
            <text:p text:style-name="P5">18/12/2019</text:p>
          </table:table-cell>
        </table:table-row>
        <table:table-row table:style-name="Tableau1.1">
          <table:table-cell table:style-name="Tableau1.A1" office:value-type="string">
            <text:p text:style-name="P5">Auteur</text:p>
          </table:table-cell>
          <table:table-cell table:style-name="Tableau1.A1" office:value-type="string">
            <text:p text:style-name="P5">Rémi TAUVEL</text:p>
          </table:table-cell>
        </table:table-row>
        <table:table-row table:style-name="Tableau1.1">
          <table:table-cell table:style-name="Tableau1.A1" office:value-type="string">
            <text:p text:style-name="P5">Pré-conditions</text:p>
          </table:table-cell>
          <table:table-cell table:style-name="Tableau1.A1" office:value-type="string">
            <text:p text:style-name="P5">L’utilisateur doit déjà être authentifié <text:line-break/>-&gt; Use Case « s’authentifier » du package « authentification</text:p>
          </table:table-cell>
        </table:table-row>
        <table:table-row table:style-name="Tableau1.1">
          <table:table-cell table:style-name="Tableau1.A1" office:value-type="string">
            <text:p text:style-name="P5">Démarrage</text:p>
          </table:table-cell>
          <table:table-cell table:style-name="Tableau1.A1" office:value-type="string">
            <text:p text:style-name="P5">L’utilisateur a demandé à voir une recette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6"><text:span text:style-name="T2">Dialogue</text:span>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5"><text:span text:style-name="T1">Scénario nominal :</text:span></text:p>
            <text:list xml:id="list3236730787" text:style-name="WWNum1">
              <text:list-item>
                <text:p text:style-name="P2">Le <text:span text:style-name="T1">système</text:span> affiche la liste des recettes proposées dans le catalogue</text:p>
              </text:list-item>
              <text:list-item>
                <text:p text:style-name="P2"><text:span text:style-name="T3">L’utilisateur</text:span> sélectionne une recette</text:p>
              </text:list-item>
              <text:list-item>
                <text:p text:style-name="P2">Le <text:span text:style-name="T1">système </text:span>affiche la recette choisie</text:p>
              </text:list-item>
              <text:list-item>
                <text:p text:style-name="P2">L’<text:span text:style-name="T3">utilisateur</text:span> peut ensuite quitter cette recette</text:p>
              </text:list-item>
              <text:list-item>
                <text:p text:style-name="P2">Le <text:span text:style-name="T1">système</text:span> retourne à la liste des recettes (retour à l’étape 1)</text:p>
              </text:list-item>
            </text:list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5"><text:span text:style-name="T1">Scénarios alternatifs :</text:span></text:p>
            <text:p text:style-name="P5">2.a L’utilisateur décide de quitter la consultation des recettes</text:p>
            <text:p text:style-name="P5">4.a L’utilisateur décide de quitter la consultation des recettes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5"><text:span text:style-name="T2">Fin et post-conditions</text:span>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5"><text:span text:style-name="T1">Fin : </text:span></text:p>
            <text:p text:style-name="P5">scénario nominal : aux étapes 2 ou 4, sur décision de l’utilisateur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5"><text:span text:style-name="T1">Post-conditions : </text:span>Aucun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5"><text:span text:style-name="T2">Compléments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6">Ergonomie :</text:p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5">Performance attendue</text:p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5">Problèmes non-résolus</text:p>
          </table:table-cell>
          <table:table-cell table:style-name="Tableau1.A1" office:value-type="string">
            <text:p text:style-name="P5"/>
          </table:table-cell>
        </table:table-row>
      </table:table>
      <text:p text:style-name="P7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mbria1" style:font-family-asian="Cambria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weight="bold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8T07:02:53.170000000</meta:creation-date>
    <dc:date>2019-12-18T07:04:52.850000000</dc:date>
    <meta:editing-duration>PT2M</meta:editing-duration>
    <meta:editing-cycles>1</meta:editing-cycles>
    <meta:generator>LibreOffice/6.3.4.2$Windows_X86_64 LibreOffice_project/60da17e045e08f1793c57c00ba83cdfce946d0aa</meta:generator>
    <meta:document-statistic meta:table-count="1" meta:image-count="0" meta:object-count="0" meta:page-count="1" meta:paragraph-count="34" meta:word-count="147" meta:character-count="988" meta:non-whitespace-character-count="878"/>
  </office:meta>
</office:document-meta>
</file>